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c96" officeooo:paragraph-rsid="00049c96"/>
    </style:style>
    <style:style style:name="P2" style:family="paragraph" style:parent-style-name="Standard">
      <style:text-properties officeooo:paragraph-rsid="00049c96"/>
    </style:style>
    <style:style style:name="P3" style:family="paragraph" style:parent-style-name="Standard">
      <style:text-properties officeooo:rsid="00069b2b" officeooo:paragraph-rsid="00069b2b"/>
    </style:style>
    <style:style style:name="P4" style:family="paragraph" style:parent-style-name="Standard">
      <style:text-properties officeooo:rsid="00075716" officeooo:paragraph-rsid="00075716"/>
    </style:style>
    <style:style style:name="P5" style:family="paragraph" style:parent-style-name="Standard">
      <style:text-properties officeooo:rsid="0007f5ef" officeooo:paragraph-rsid="0007f5ef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49c96"/>
    </style:style>
    <style:style style:name="T2" style:family="text">
      <style:text-properties officeooo:rsid="0007f5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Q&gt; ssh server install in ubuntu 16.04</text:p>
      <text:p text:style-name="P3"/>
      <text:p text:style-name="P3">#apt-get install openssh-server</text:p>
      <text:p text:style-name="P3"/>
      <text:p text:style-name="P3">Q&gt; root login to ssh server</text:p>
      <text:p text:style-name="P3"/>
      <text:p text:style-name="P3">#vi /etc/ssh/sshd_config</text:p>
      <text:p text:style-name="P3"/>
      <text:p text:style-name="P3">Change </text:p>
      <text:p text:style-name="P3">PermitRootLogin prohibit-password</text:p>
      <text:p text:style-name="P3">to</text:p>
      <text:p text:style-name="P3">PermitRootLogin yes</text:p>
      <text:p text:style-name="P3"/>
      <text:p text:style-name="P3">#sudo passwd root (enable root and its password)</text:p>
      <text:p text:style-name="P3"/>
      <text:p text:style-name="P3">#systemctl restart sshd.service </text:p>
      <text:p text:style-name="P3">#systemctl status sshd.service</text:p>
      <text:p text:style-name="Standard"/>
      <text:p text:style-name="P4">Q&gt; <text:span text:style-name="T2">Enable root</text:span></text:p>
      <text:p text:style-name="P4"/>
      <text:p text:style-name="P5">#sudo passwd root</text:p>
      <text:p text:style-name="Standard"/>
      <text:p text:style-name="Standard"/>
      <text:p text:style-name="P5">Q&gt; root@ubuntu:~# apt-get upgrade</text:p>
      <text:p text:style-name="P5">Reading package lists... Done</text:p>
      <text:p text:style-name="P5">Building dependency tree <text:s text:c="6"/></text:p>
      <text:p text:style-name="P5">Reading state information... Done</text:p>
      <text:p text:style-name="P5">Calculating upgrade... Done</text:p>
      <text:p text:style-name="P5">The following packages have been kept back:</text:p>
      <text:p text:style-name="P5"><text:s text:c="2"/>linux-generic linux-headers-generic linux-image-generic</text:p>
      <text:p text:style-name="P5">0 upgraded, 0 newly installed, 0 to remove and 3 not upgraded.</text:p>
      <text:p text:style-name="P5"/>
      <text:p text:style-name="P5"/>
      <text:p text:style-name="P5">#apt-get dist-upgrade</text:p>
      <text:p text:style-name="P5">This will upgrade the packages that have newer versions available, and install any new dependencies which are required to do that.</text:p>
      <text:p text:style-name="Standard"/>
      <text:p text:style-name="Standard"/>
      <text:p text:style-name="Standard"/>
      <text:p text:style-name="P1">Q&gt;</text:p>
      <text:p text:style-name="P1">OMD installation on ubuntu 16.04</text:p>
      <text:p text:style-name="P1">A&gt;</text:p>
      <text:p text:style-name="P1"/>
      <text:p text:style-name="P1">import the gpg key</text:p>
      <text:p text:style-name="P2"><text:span text:style-name="T1">#</text:span><text:span text:style-name="Source_20_Text">gpg --keyserver keys.gnupg.net --recv-keys F8C1CA08A57B9ED7</text:span></text:p>
      <text:p text:style-name="P6"><text:span text:style-name="Source_20_Text"><text:span text:style-name="T1">#</text:span></text:span><text:span text:style-name="Source_20_Text">gpg --armor --export F8C1CA08A57B9ED7 | apt-key add -</text:span></text:p>
      <text:p text:style-name="P1">OR</text:p>
      <text:p text:style-name="P2"><text:span text:style-name="T1">#</text:span><text:span text:style-name="Source_20_Text">wget -q "https://labs.consol.de/repo/stable/RPM-GPG-KEY" -O - | sudo apt-key add -</text:span></text:p>
      <text:p text:style-name="P2"><text:soft-page-break/><text:span text:style-name="Source_20_Text"/></text:p>
      <text:p text:style-name="P2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3:38:19.754668645</meta:creation-date>
    <dc:date>2016-05-23T19:25:39.459203585</dc:date>
    <meta:editing-duration>PT4H16M28S</meta:editing-duration>
    <meta:editing-cycles>1</meta:editing-cycles>
    <meta:document-statistic meta:table-count="0" meta:image-count="0" meta:object-count="0" meta:page-count="2" meta:paragraph-count="31" meta:word-count="146" meta:character-count="1040" meta:non-whitespace-character-count="918"/>
    <meta:generator>LibreOffice/5.1.2.2$Linux_X86_64 LibreOffice_project/10m0$Build-2</meta:generator>
  </office:meta>
</office:document-meta>
</file>